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/>
    <style:font-face style:name="Monaco" svg:font-family="Monaco" style:font-family-generic="roman"/>
    <style:font-face style:name="Monospace" svg:font-family="Monospace" style:font-family-generic="roman"/>
    <style:font-face style:name="Andale Mono" svg:font-family="'Andale Mono'" style:font-pitch="variable"/>
    <style:font-face style:name="PT Mono" svg:font-family="'PT Mon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2667in"/>
    </style:style>
    <style:style style:name="Table1.B" style:family="table-column">
      <style:table-column-properties style:column-width="5.425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3271in" table:align="left"/>
    </style:style>
    <style:style style:name="Table2.A" style:family="table-column">
      <style:table-column-properties style:column-width="0.2299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1375in"/>
    </style:style>
    <style:style style:name="Table2.A1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000000"/>
    </style:style>
    <style:style style:name="Table2.B4" style:family="table-cell" style:data-style-name="N10">
      <style:table-cell-properties fo:padding="0.0382in" fo:border="none"/>
    </style:style>
    <style:style style:name="Table3" style:family="table">
      <style:table-properties style:width="3.6924in" table:align="left"/>
    </style:style>
    <style:style style:name="Table3.A" style:family="table-column">
      <style:table-column-properties style:column-width="0.3458in"/>
    </style:style>
    <style:style style:name="Table3.B" style:family="table-column">
      <style:table-column-properties style:column-width="3.3465in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text-properties officeooo:rsid="000dd1dd" officeooo:paragraph-rsid="000dd1dd"/>
    </style:style>
    <style:style style:name="P5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6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7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8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9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0" style:family="paragraph" style:parent-style-name="Table_20_Contents">
      <style:text-properties officeooo:rsid="0073350e" officeooo:paragraph-rsid="0073350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style:font-size-asian="12pt" style:font-size-complex="12pt"/>
    </style:style>
    <style:style style:name="P12" style:family="paragraph" style:parent-style-name="Heading">
      <style:text-properties style:text-underline-style="solid" style:text-underline-width="auto" style:text-underline-color="font-color"/>
    </style:style>
    <style:style style:name="P13" style:family="paragraph" style:parent-style-name="Text_20_body">
      <style:text-properties style:font-name="Courier" fo:font-size="12pt" style:font-size-asian="12pt" style:font-size-complex="12pt"/>
    </style:style>
    <style:style style:name="P14" style:family="paragraph" style:parent-style-name="Text_20_body">
      <style:text-properties style:text-underline-style="none" officeooo:rsid="0092d802" officeooo:paragraph-rsid="0092d802"/>
    </style:style>
    <style:style style:name="P15" style:family="paragraph" style:parent-style-name="Text_20_body">
      <style:text-properties style:text-underline-style="none" officeooo:rsid="009c8de7" officeooo:paragraph-rsid="009c8de7"/>
    </style:style>
    <style:style style:name="P16" style:family="paragraph" style:parent-style-name="Text_20_body">
      <style:text-properties officeooo:rsid="00a8e643" officeooo:paragraph-rsid="00a8e643"/>
    </style:style>
    <style:style style:name="P17" style:family="paragraph" style:parent-style-name="Heading_20_1">
      <style:paragraph-properties fo:margin-left="0in" fo:margin-right="0in" fo:margin-top="0.1654in" fo:margin-bottom="0in" style:contextual-spacing="false" fo:text-align="center" style:justify-single-word="false" fo:text-indent="0in" style:auto-text-indent="false"/>
    </style:style>
    <style:style style:name="P18" style:family="paragraph" style:parent-style-name="Heading_20_2" style:list-style-name="">
      <style:text-properties style:font-name="Liberation Serif" fo:font-size="12pt" style:text-underline-style="none" fo:font-weight="normal" officeooo:rsid="008dbcce" officeooo:paragraph-rsid="008dbcce" style:font-size-asian="10.5pt" style:font-weight-asian="normal" style:font-size-complex="12pt" style:font-weight-complex="normal"/>
    </style:style>
    <style:style style:name="P19" style:family="paragraph" style:parent-style-name="Heading_20_2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21" style:family="paragraph" style:parent-style-name="Heading_20_2" style:list-style-name="">
      <style:paragraph-properties fo:break-before="page"/>
      <style:text-properties style:text-underline-style="solid" style:text-underline-width="auto" style:text-underline-color="font-color" officeooo:rsid="005e57ad" officeooo:paragraph-rsid="005e57ad"/>
    </style:style>
    <style:style style:name="P22" style:family="paragraph" style:parent-style-name="Heading_20_2">
      <style:paragraph-properties fo:break-before="page"/>
      <style:text-properties officeooo:paragraph-rsid="00562ed2"/>
    </style:style>
    <style:style style:name="P23" style:family="paragraph" style:parent-style-name="Table_20_Contents">
      <style:text-properties officeooo:rsid="008c2886" officeooo:paragraph-rsid="008c2886"/>
    </style:style>
    <style:style style:name="P24" style:family="paragraph" style:parent-style-name="Table_20_Contents">
      <style:text-properties officeooo:rsid="00a7d049" officeooo:paragraph-rsid="00a7d049"/>
    </style:style>
    <style:style style:name="P25" style:family="paragraph" style:parent-style-name="Preformatted_20_Text">
      <style:text-properties style:font-name="Courier" fo:font-size="12pt" style:font-size-asian="12pt" style:font-size-complex="12pt"/>
    </style:style>
    <style:style style:name="P26" style:family="paragraph" style:parent-style-name="Preformatted_20_Text">
      <style:paragraph-properties fo:margin-top="0in" fo:margin-bottom="0.1965in" style:contextual-spacing="false"/>
      <style:text-properties style:font-name="Courier" fo:font-size="12pt" officeooo:paragraph-rsid="008f1a6d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def91"/>
    </style:style>
    <style:style style:name="T3" style:family="text">
      <style:text-properties fo:color="#000000"/>
    </style:style>
    <style:style style:name="T4" style:family="text">
      <style:text-properties officeooo:rsid="0074cdbf"/>
    </style:style>
    <style:style style:name="T5" style:family="text">
      <style:text-properties officeooo:rsid="008c288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33c9b"/>
    </style:style>
    <style:style style:name="T8" style:family="text">
      <style:text-properties officeooo:rsid="0097564d"/>
    </style:style>
    <style:style style:name="T9" style:family="text">
      <style:text-properties officeooo:rsid="0097771d"/>
    </style:style>
    <style:style style:name="T10" style:family="text">
      <style:text-properties officeooo:rsid="00993ec8"/>
    </style:style>
    <style:style style:name="T11" style:family="text">
      <style:text-properties officeooo:rsid="009daaa9"/>
    </style:style>
    <style:style style:name="T12" style:family="text">
      <style:text-properties officeooo:rsid="009fc2e4"/>
    </style:style>
    <style:style style:name="T13" style:family="text">
      <style:text-properties officeooo:rsid="00a20603"/>
    </style:style>
    <style:style style:name="T14" style:family="text">
      <style:text-properties officeooo:rsid="00a42136"/>
    </style:style>
    <style:style style:name="T15" style:family="text">
      <style:text-properties officeooo:rsid="00aa8ee6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Nebenläufige Programmierung</text:h>
      <text:h text:style-name="P19" text:outline-level="2">Blatt <text:span text:style-name="T2">3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:</text:p>
          </table:table-cell>
          <table:table-cell table:style-name="Table1.A1" office:value-type="string">
            <text:p text:style-name="P4">Bernhard <text:span text:style-name="T1">FRITZ</text:span></text:p>
          </table:table-cell>
        </table:table-row>
        <table:table-row>
          <table:table-cell table:style-name="Table1.A1" office:value-type="string">
            <text:p text:style-name="P5">Matrikelnummer:</text:p>
          </table:table-cell>
          <table:table-cell table:style-name="Table1.A1" office:value-type="string">
            <text:p text:style-name="P4">1316136</text:p>
          </table:table-cell>
        </table:table-row>
        <table:table-row>
          <table:table-cell table:style-name="Table1.A1" office:value-type="string">
            <text:p text:style-name="P5">Gruppe:</text:p>
          </table:table-cell>
          <table:table-cell table:style-name="Table1.A1" office:value-type="string">
            <text:p text:style-name="P4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6">1)</text:p>
          </table:table-cell>
          <table:table-cell table:style-name="Table2.A1" office:value-type="string">
            <text:p text:style-name="P6"><text:span text:style-name="T15">40</text:span>%</text:p>
          </table:table-cell>
          <table:table-cell table:style-name="Table2.A1" office:value-type="string">
            <text:p text:style-name="P6">/</text:p>
          </table:table-cell>
          <table:table-cell table:style-name="Table2.A1" office:value-type="string">
            <text:p text:style-name="P6"><text:span text:style-name="T5">40</text:span>%</text:p>
          </table:table-cell>
        </table:table-row>
        <table:table-row>
          <table:table-cell table:style-name="Table2.A1" office:value-type="string">
            <text:p text:style-name="P6">2)</text:p>
          </table:table-cell>
          <table:table-cell table:style-name="Table2.A1" office:value-type="string">
            <text:p text:style-name="P6"><text:span text:style-name="T4">0</text:span>%</text:p>
          </table:table-cell>
          <table:table-cell table:style-name="Table2.A1" office:value-type="string">
            <text:p text:style-name="P6">/</text:p>
          </table:table-cell>
          <table:table-cell table:style-name="Table2.A1" office:value-type="string">
            <text:p text:style-name="P6"><text:span text:style-name="T2">30</text:span>%</text:p>
          </table:table-cell>
        </table:table-row>
        <table:table-row>
          <table:table-cell table:style-name="Table2.A3" office:value-type="string">
            <text:p text:style-name="P6">3)</text:p>
          </table:table-cell>
          <table:table-cell table:style-name="Table2.A3" office:value-type="string">
            <text:p text:style-name="P6"><text:span text:style-name="T5">30</text:span>%</text:p>
          </table:table-cell>
          <table:table-cell table:style-name="Table2.A3" office:value-type="string">
            <text:p text:style-name="P6">/</text:p>
          </table:table-cell>
          <table:table-cell table:style-name="Table2.A3" office:value-type="string">
            <text:p text:style-name="P6"><text:span text:style-name="T5">30</text:span>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0.7">
            <text:p text:style-name="P8">70%</text:p>
          </table:table-cell>
          <table:table-cell table:style-name="Table2.A1" office:value-type="string">
            <text:p text:style-name="P7">/</text:p>
          </table:table-cell>
          <table:table-cell table:style-name="Table2.B4" table:formula="ooow:SUM&lt;D1:D3&gt;" office:value-type="percentage" office:value="1">
            <text:p text:style-name="P7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1)</text:p>
          </table:table-cell>
          <table:table-cell table:style-name="Table3.A1" office:value-type="string">
            <text:p text:style-name="P24">Main</text:p>
          </table:table-cell>
        </table:table-row>
        <table:table-row>
          <table:table-cell table:style-name="Table3.A1" office:value-type="string">
            <text:p text:style-name="P9">2)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P9">3<text:span text:style-name="T2">)</text:span></text:p>
          </table:table-cell>
          <table:table-cell table:style-name="Table3.A1" office:value-type="string">
            <text:p text:style-name="P23">TestBench</text:p>
          </table:table-cell>
        </table:table-row>
      </table:table>
      <text:p text:style-name="P1"/>
      <text:h text:style-name="P22" text:outline-level="2"><text:span text:style-name="T6">Aufgabe 1</text:span></text:h>
      <text:h text:style-name="Heading_20_2" text:outline-level="2">d)</text:h>
      <text:p text:style-name="P16">Siehe Assignment4/doc/index.html</text:p>
      <text:h text:style-name="P21" text:outline-level="2">Aufgabe 2</text:h>
      <text:h text:style-name="P18" text:outline-level="2"/>
      <text:h text:style-name="P20" text:outline-level="2">Aufgabe 3</text:h>
      <text:h text:style-name="Heading_20_2" text:outline-level="2">d)</text:h>
      <text:p text:style-name="P25">MacBook Pro (Retina, 13-inch, Mid 2014)</text:p>
      <text:p text:style-name="P25">Processor: 2,8 GHz Intel Core i5</text:p>
      <text:p text:style-name="P25">Memory: 8 GB 1600 MHz DDR3</text:p>
      <text:p text:style-name="P25">OS: OS X El Capitan Version 10.11.1</text:p>
      <text:p text:style-name="P26">Java: Version 1.8.0_25<text:line-break/><text:line-break/><text:span text:style-name="T3">Using 1 threads to calculate PI.<text:line-break/>experiment PI:<text:line-break/>3.1415926435897932384626436332795028841971381493751058209844758423078164008760527486280397590335225432<text:line-break/>control PI:<text:tab/>3.141592653589793<text:line-break/> <text:s text:c="22"/>^<text:line-break/>Using 2 threads to calculate PI.<text:line-break/>experiment PI:<text:line-break/>3.1415926435897932384626436332795028841971381493751058209844758423078164008760527486280397590335225432<text:line-break/>control PI:<text:tab/>3.141592653589793</text:span></text:p>
      <text:p text:style-name="P11"><text:span text:style-name="T3"><text:tab/><text:tab/> <text:s text:c="12"/>^</text:span></text:p>
      <text:p text:style-name="P11"><text:span text:style-name="T3">Using 4 threads to calculate PI.</text:span></text:p>
      <text:p text:style-name="P11"><text:span text:style-name="T3">experiment PI:<text:line-break/>3.1415926435897932384626436332795028841971381493751058209844758423078164008760527486280397590335225432</text:span></text:p>
      <text:p text:style-name="P11"><text:span text:style-name="T3">control PI:<text:tab/>3.141592653589793</text:span></text:p>
      <text:p text:style-name="P11"><text:span text:style-name="T3"><text:tab/><text:tab/> <text:s text:c="12"/>^</text:span></text:p>
      <text:p text:style-name="P11"><text:span text:style-name="T3">Using 80 threads to calculate PI.</text:span></text:p>
      <text:p text:style-name="P11"><text:span text:style-name="T3">experiment PI:<text:line-break/>3.1415926435897932384626436332795028841971381493751058209844758423078164008760527486280397590335225432</text:span></text:p>
      <text:p text:style-name="P11"><text:span text:style-name="T3">control PI:<text:tab/>3.141592653589793</text:span></text:p>
      <text:p text:style-name="P11"><text:span text:style-name="T3"><text:tab/><text:tab/> <text:s text:c="12"/>^</text:span></text:p>
      <text:p text:style-name="P11"><text:span text:style-name="T3">Using 160 threads to calculate PI.</text:span></text:p>
      <text:p text:style-name="P11"><text:span text:style-name="T3">experiment PI:<text:line-break/>3.1415926435897932384626436332795028841971381493751058209844758423078164008760527486280397590335225432</text:span></text:p>
      <text:p text:style-name="P11"><text:span text:style-name="T3">control PI:<text:tab/>3.141592653589793</text:span></text:p>
      <text:p text:style-name="P11"><text:span text:style-name="T3"><text:tab/><text:tab/> <text:s text:c="7"/>^</text:span></text:p>
      <text:p text:style-name="P11"><text:span text:style-name="T3">Using 320 threads to calculate PI.</text:span></text:p>
      <text:p text:style-name="P11"><text:span text:style-name="T3">experiment PI:<text:line-break/>3.1415926435897932384626436332795028841971381493751058209844758423078164008760527486280397590335225432</text:span></text:p>
      <text:p text:style-name="P11"><text:span text:style-name="T3">control PI:<text:tab/>3.141592653589793</text:span></text:p>
      <text:p text:style-name="P11"><text:span text:style-name="T3"><text:tab/><text:tab/> <text:s text:c="12"/>^</text:span></text:p>
      <text:p text:style-name="P11"><text:span text:style-name="T3">Using 1024 threads to calculate PI.</text:span></text:p>
      <text:p text:style-name="P11"><text:span text:style-name="T3">experiment PI:<text:line-break/>3.1415926435897932384626436332795028841971381493751058209844758423078164008760527486280397590335225432</text:span></text:p>
      <text:p text:style-name="P11"><text:span text:style-name="T3">control PI:<text:tab/>3.141592653589793</text:span></text:p>
      <text:p text:style-name="P11"><text:span text:style-name="T3"><text:tab/><text:tab/> <text:s text:c="12"/>^</text:span></text:p>
      <text:p text:style-name="P11"><text:span text:style-name="T3">Using 2048 threads to calculate PI.</text:span></text:p>
      <text:p text:style-name="P11"><text:span text:style-name="T3">experiment PI:<text:line-break/>3.1415926435897932384626436332795028841971381493751058209844758423078164008760527486280397590335225432</text:span></text:p>
      <text:p text:style-name="P11"><text:span text:style-name="T3">control PI:<text:tab/>3.141592653589793</text:span></text:p>
      <text:p text:style-name="P11"><text:span text:style-name="T3"><text:tab/><text:tab/> <text:s text:c="12"/>^</text:span></text:p>
      <text:p text:style-name="P11"><text:soft-page-break/><text:span text:style-name="T3">#threads|<text:tab/>task time[s]<text:tab/>total time[s]</text:span></text:p>
      <text:p text:style-name="P11"><text:span text:style-name="T3">---------------------------------------------</text:span></text:p>
      <text:p text:style-name="P11"><text:span text:style-name="T3">1<text:tab/>|<text:tab/>37.282<text:tab/>|<text:tab/>37.283</text:span></text:p>
      <text:p text:style-name="P11"><text:span text:style-name="T3">2<text:tab/>|<text:tab/>18.699<text:tab/>|<text:tab/>18.699</text:span></text:p>
      <text:p text:style-name="P11"><text:span text:style-name="T3">4<text:tab/>|<text:tab/>17.051<text:tab/>|<text:tab/>17.051</text:span></text:p>
      <text:p text:style-name="P11"><text:span text:style-name="T3">80<text:tab/>|<text:tab/>16.788<text:tab/>|<text:tab/>16.788</text:span></text:p>
      <text:p text:style-name="P11"><text:span text:style-name="T3">160<text:tab/>|<text:tab/>16.894<text:tab/>|<text:tab/>16.895</text:span></text:p>
      <text:p text:style-name="P11"><text:span text:style-name="T3">320<text:tab/>|<text:tab/>16.889<text:tab/>|<text:tab/>16.891</text:span></text:p>
      <text:p text:style-name="P11"><text:span text:style-name="T3">1024<text:tab/>|<text:tab/>16.88<text:tab/>|<text:tab/>16.886</text:span></text:p>
      <text:p text:style-name="P11"><text:span text:style-name="T3">2048<text:tab/>|<text:tab/>16.944<text:tab/>|<text:tab/>16.947</text:span></text:p>
      <text:p text:style-name="P13"/>
      <text:h text:style-name="Heading_20_2" text:outline-level="2">e)</text:h>
      <text:p text:style-name="P12">FutureTasks zur organisierten nebenläufigen Berechnung einer aufwändigen Operation:</text:p>
      <text:p text:style-name="P15">Eine aufwändige Berechnung, <text:span text:style-name="T12">die aus mehreren unabhängigen Schritten besteht, kann in FutureTasks aufgeteilt und dann</text:span> nebenläufig abgearbeitet werden. <text:span text:style-name="T11">Die Abfragung der einzelnen FutureTasks mittels get() Funktion blockiert den aufrufenden Thread bis die Berechnung fertig ist.</text:span></text:p>
      <text:p text:style-name="P12">FutureTasks in Kombination mit ExecutionService:</text:p>
      <text:p text:style-name="P14">Wenn <text:span text:style-name="T10">ein</text:span> Task so konzipiert ist, dass er unabhängig von der Threadanzahl funktioniert, kann mithilfe eines ExecutionServices bestimmt werden wieviele Threads man höchstens <text:span text:style-name="T8">für die</text:span> Ausführung <text:span text:style-name="T9">dieser </text:span>verwenden möchte. Diese Threads werden “recycled”, was bedeutet, dass Threads die einmal erzeugt wurden, öfter als einmal verwendet werden können <text:span text:style-name="T7">und nicht bei jeder erneuten Ausführung erst wieder neue Threads angelegt werden müss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/>
    <style:font-face style:name="Monaco" svg:font-family="Monaco" style:font-family-generic="roman"/>
    <style:font-face style:name="Monospace" svg:font-family="Monospace" style:font-family-generic="roman"/>
    <style:font-face style:name="Andale Mono" svg:font-family="'Andale Mono'" style:font-pitch="variable"/>
    <style:font-face style:name="PT Mono" svg:font-family="'PT Mon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MacOSX_x86 LibreOffice_project/48d50dbfc06349262c9d50868e5c1f630a573ebd</meta:generator>
    <dc:date>2015-12-27T21:26:50.874918000</dc:date>
    <meta:editing-duration>PT11H41S</meta:editing-duration>
    <meta:editing-cycles>163</meta:editing-cycles>
    <meta:document-statistic meta:table-count="3" meta:image-count="0" meta:object-count="0" meta:page-count="5" meta:paragraph-count="82" meta:word-count="334" meta:character-count="3049" meta:non-whitespace-character-count="2673"/>
  </office:meta>
</office:document-meta>
</file>